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2F7F800003E1D0000212D46320C051E5957F3.svg" manifest:media-type="image/svg+xml"/>
  <manifest:file-entry manifest:full-path="Pictures/100000010000025900000141091182FCD666409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1" fo:font-size="12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1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1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1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000000" loext:opacity="100%" style:font-name="GOST type B1" fo:font-size="12pt" fo:font-style="italic" style:font-name-asian="GOST type B1" style:font-size-asian="10pt" style:font-style-asian="italic" style:font-name-complex="GOST type B1" style:font-size-complex="10pt" style:font-style-complex="italic"/>
    </style:style>
    <style:style style:name="T2" style:family="text">
      <style:text-properties fo:color="#000000" loext:opacity="100%" style:font-name="Liberation Sans1" fo:font-size="12pt" fo:font-style="italic" style:font-name-asian="GOST type B1" style:font-size-asian="10pt" style:font-style-asian="italic" style:font-name-complex="GOST type B1" style:font-size-complex="10pt" style:font-style-complex="italic"/>
    </style:style>
    <style:style style:name="T3" style:family="text">
      <style:text-properties style:font-name="GOST type B1" fo:font-size="10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1" fo:font-size="8pt" fo:font-style="italic" style:font-size-asian="6pt" style:font-style-asian="italic" style:font-size-complex="6pt" style:font-style-complex="italic"/>
    </style:style>
    <style:style style:name="T5" style:family="text">
      <style:text-properties style:font-name="GOST type B1" fo:font-size="8pt" fo:font-style="italic" style:font-size-asian="5pt" style:font-style-asian="italic" style:font-size-complex="5pt" style:font-style-complex="italic"/>
    </style:style>
    <style:style style:name="T6" style:family="text">
      <style:text-properties style:font-name="GOST type B1" fo:font-size="20pt" fo:font-style="italic" style:font-style-asian="italic" style:font-style-complex="italic"/>
    </style:style>
    <style:style style:name="T7" style:family="text">
      <style:text-properties style:font-name="GOST type B1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хема " draw:style-name="dp1" draw:master-page-name="Обычный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Функциональная схема алгоритма, реализующего программное средство</text:span><text:span text:style-name="T2"> </text:span><text:span text:style-name="T1"><text:s/>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4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5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4">№ </text:span><text:span text:style-name="T4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4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4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5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5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5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5">Лист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5">Листов 1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6">ГУИР.400401.007.01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4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4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4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4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4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4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4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4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4">Марков</text:span></text:p>
          </draw:text-box>
        </draw:frame>
        <draw:frame draw:style-name="gr8" draw:text-style-name="P12" draw:layer="layout" svg:width="1.789cm" svg:height="0.442cm" svg:x="17.211cm" svg:y="29.258cm">
          <draw:text-box>
            <text:p text:style-name="P6"><text:span text:style-name="T7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  <draw:frame draw:style-name="gr14" draw:text-style-name="P4" draw:layer="layout" svg:width="15.9cm" svg:height="8.492cm" svg:x="3.389cm" svg:y="4.488cm">
          <draw:image xlink:href="Pictures/1002F7F800003E1D0000212D46320C051E5957F3.svg" xlink:type="simple" xlink:show="embed" xlink:actuate="onLoad" draw:mime-type="image/svg+xml">
            <text:p/>
          </draw:image>
          <draw:image xlink:href="Pictures/100000010000025900000141091182FCD66640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14:36.146000000</meta:creation-date>
    <dc:date>2024-12-08T05:28:51</dc:date>
    <meta:editing-duration>PT3M3S</meta:editing-duration>
    <meta:editing-cycles>2</meta:editing-cycles>
    <meta:generator>LibreOffice/7.6.2.1$Windows_X86_64 LibreOffice_project/56f7684011345957bbf33a7ee678afaf4d2ba333</meta:generator>
    <meta:document-statistic meta:object-count="57"/>
  </office:meta>
</office:document-meta>
</file>